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6000000934DBFE7EFAB408C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center"/>
    </style:style>
    <style:style style:name="T1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2" style:family="text">
      <style:text-properties fo:color="#000000" style:font-name="TimesNewRoman1" fo:font-size="14.1000003814697pt" style:font-size-asian="14.1000003814697pt" style:font-name-complex="TimesNewRoman1" style:font-size-complex="14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6.682cm" svg:height="0.581cm" svg:x="6.173cm" svg:y="2.729cm">
          <draw:text-box>
            <text:p text:style-name="P1"><text:span text:style-name="T1">Project Design Phase -II</text:span></text:p>
          </draw:text-box>
        </draw:frame>
        <draw:polygon draw:style-name="gr2" draw:text-style-name="P3" draw:layer="layout" svg:width="5.12cm" svg:height="0.06cm" svg:x="6.172cm" svg:y="3.213cm" svg:viewBox="0 0 5121 61" draw:points="0,61 5121,61 5121,0 0,0">
          <text:p/>
        </draw:polygon>
        <draw:frame draw:style-name="gr1" draw:text-style-name="P2" draw:layer="layout" svg:width="0.494cm" svg:height="0.547cm" svg:x="11.293cm" svg:y="2.747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1.844cm" svg:height="0.547cm" svg:x="6.173cm" svg:y="3.45cm">
          <draw:text-box>
            <text:p text:style-name="P1"><text:span text:style-name="T2"><text:s text:c="15"/></text:span></text:p>
          </draw:text-box>
        </draw:frame>
        <draw:frame draw:style-name="gr1" draw:text-style-name="P2" draw:layer="layout" svg:width="0.494cm" svg:height="0.547cm" svg:x="7.444cm" svg:y="3.45cm">
          <draw:text-box>
            <text:p text:style-name="P1"><text:span text:style-name="T2"><text:s/></text:span></text:p>
          </draw:text-box>
        </draw:frame>
        <draw:polygon draw:style-name="gr2" draw:text-style-name="P3" draw:layer="layout" svg:width="3.349cm" svg:height="0.059cm" svg:x="7.443cm" svg:y="3.916cm" svg:viewBox="0 0 3350 60" draw:points="0,60 3350,60 3350,0 0,0">
          <text:p/>
        </draw:polygon>
        <draw:frame draw:style-name="gr1" draw:text-style-name="P2" draw:layer="layout" svg:width="4.464cm" svg:height="0.581cm" svg:x="7.444cm" svg:y="3.432cm">
          <draw:text-box>
            <text:p text:style-name="P1"><text:span text:style-name="T1">Technical Stack </text:span></text:p>
          </draw:text-box>
        </draw:frame>
        <draw:frame draw:style-name="gr1" draw:text-style-name="P2" draw:layer="layout" svg:width="0.494cm" svg:height="0.581cm" svg:x="2.363cm" svg:y="4.0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81cm" svg:x="2.363cm" svg:y="8.9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81cm" svg:x="2.363cm" svg:y="9.516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3.522cm" svg:height="0.059cm" svg:x="2.363cm" svg:y="10.712cm" svg:viewBox="0 0 3523 60" draw:points="0,60 3523,60 3523,0 0,0">
          <text:p/>
        </draw:polygon>
        <draw:frame draw:style-name="gr1" draw:text-style-name="P2" draw:layer="layout" svg:width="4.663cm" svg:height="0.581cm" svg:x="2.363cm" svg:y="10.227cm">
          <draw:text-box>
            <text:p text:style-name="P1"><text:span text:style-name="T1">Technical Stack: </text:span></text:p>
          </draw:text-box>
        </draw:frame>
        <draw:frame draw:style-name="gr1" draw:text-style-name="P2" draw:layer="layout" svg:width="0.494cm" svg:height="0.581cm" svg:x="2.363cm" svg:y="10.7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81cm" svg:x="2.363cm" svg:y="11.3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81cm" svg:x="18.292cm" svg:y="20.0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065cm" svg:height="0.547cm" svg:x="2.562cm" svg:y="4.72cm">
          <draw:text-box>
            <text:p text:style-name="P1"><text:span text:style-name="T2">Date </text:span></text:p>
          </draw:text-box>
        </draw:frame>
        <draw:polygon draw:style-name="gr2" draw:text-style-name="P3" draw:layer="layout" svg:width="0.009cm" svg:height="0.009cm" svg:x="2.354cm" svg:y="4.665cm" svg:viewBox="0 0 10 10" draw:points="0,10 10,10 10,0 0,0">
          <text:p/>
        </draw:polygon>
        <draw:polygon draw:style-name="gr2" draw:text-style-name="P3" draw:layer="layout" svg:width="0.009cm" svg:height="0.009cm" svg:x="2.354cm" svg:y="4.665cm" svg:viewBox="0 0 10 10" draw:points="0,10 10,10 10,0 0,0">
          <text:p/>
        </draw:polygon>
        <draw:polygon draw:style-name="gr2" draw:text-style-name="P3" draw:layer="layout" svg:width="3.996cm" svg:height="0.009cm" svg:x="2.363cm" svg:y="4.665cm" svg:viewBox="0 0 3997 10" draw:points="0,10 3997,10 3997,0 0,0">
          <text:p/>
        </draw:polygon>
        <draw:polygon draw:style-name="gr2" draw:text-style-name="P3" draw:layer="layout" svg:width="0.008cm" svg:height="0.009cm" svg:x="6.359cm" svg:y="4.665cm" svg:viewBox="0 0 9 10" draw:points="0,10 9,10 9,0 0,0">
          <text:p/>
        </draw:polygon>
        <draw:polygon draw:style-name="gr2" draw:text-style-name="P3" draw:layer="layout" svg:width="12.749cm" svg:height="0.009cm" svg:x="6.367cm" svg:y="4.665cm" svg:viewBox="0 0 12750 10" draw:points="0,10 12750,10 12750,0 0,0">
          <text:p/>
        </draw:polygon>
        <draw:polygon draw:style-name="gr2" draw:text-style-name="P3" draw:layer="layout" svg:width="0.008cm" svg:height="0.009cm" svg:x="19.117cm" svg:y="4.665cm" svg:viewBox="0 0 9 10" draw:points="0,10 9,10 9,0 0,0">
          <text:p/>
        </draw:polygon>
        <draw:polygon draw:style-name="gr2" draw:text-style-name="P3" draw:layer="layout" svg:width="0.008cm" svg:height="0.009cm" svg:x="19.117cm" svg:y="4.665cm" svg:viewBox="0 0 9 10" draw:points="0,10 9,10 9,0 0,0">
          <text:p/>
        </draw:polygon>
        <draw:polygon draw:style-name="gr2" draw:text-style-name="P3" draw:layer="layout" svg:width="0.009cm" svg:height="0.999cm" svg:x="2.354cm" svg:y="4.674cm" svg:viewBox="0 0 10 1000" draw:points="0,1000 10,1000 10,0 0,0">
          <text:p/>
        </draw:polygon>
        <draw:polygon draw:style-name="gr2" draw:text-style-name="P3" draw:layer="layout" svg:width="0.008cm" svg:height="0.999cm" svg:x="6.359cm" svg:y="4.674cm" svg:viewBox="0 0 9 1000" draw:points="0,1000 9,1000 9,0 0,0">
          <text:p/>
        </draw:polygon>
        <draw:polygon draw:style-name="gr2" draw:text-style-name="P3" draw:layer="layout" svg:width="0.008cm" svg:height="0.999cm" svg:x="19.117cm" svg:y="4.674cm" svg:viewBox="0 0 9 1000" draw:points="0,1000 9,1000 9,0 0,0">
          <text:p/>
        </draw:polygon>
        <draw:frame draw:style-name="gr1" draw:text-style-name="P2" draw:layer="layout" svg:width="3.473cm" svg:height="0.547cm" svg:x="6.579cm" svg:y="4.72cm">
          <draw:text-box>
            <text:p text:style-name="P1"><text:span text:style-name="T2">13 October 2022 </text:span></text:p>
          </draw:text-box>
        </draw:frame>
        <draw:frame draw:style-name="gr1" draw:text-style-name="P2" draw:layer="layout" svg:width="1.75cm" svg:height="0.547cm" svg:x="2.562cm" svg:y="5.727cm">
          <draw:text-box>
            <text:p text:style-name="P1"><text:span text:style-name="T2">Team Id </text:span></text:p>
          </draw:text-box>
        </draw:frame>
        <draw:polygon draw:style-name="gr2" draw:text-style-name="P3" draw:layer="layout" svg:width="0.009cm" svg:height="0.008cm" svg:x="2.354cm" svg:y="5.673cm" svg:viewBox="0 0 10 9" draw:points="0,9 10,9 10,0 0,0">
          <text:p/>
        </draw:polygon>
        <draw:polygon draw:style-name="gr2" draw:text-style-name="P3" draw:layer="layout" svg:width="3.996cm" svg:height="0.008cm" svg:x="2.363cm" svg:y="5.673cm" svg:viewBox="0 0 3997 9" draw:points="0,9 3997,9 3997,0 0,0">
          <text:p/>
        </draw:polygon>
        <draw:polygon draw:style-name="gr2" draw:text-style-name="P3" draw:layer="layout" svg:width="0.008cm" svg:height="0.008cm" svg:x="6.359cm" svg:y="5.673cm" svg:viewBox="0 0 9 9" draw:points="0,9 9,9 9,0 0,0">
          <text:p/>
        </draw:polygon>
        <draw:polygon draw:style-name="gr2" draw:text-style-name="P3" draw:layer="layout" svg:width="12.749cm" svg:height="0.008cm" svg:x="6.367cm" svg:y="5.673cm" svg:viewBox="0 0 12750 9" draw:points="0,9 12750,9 12750,0 0,0">
          <text:p/>
        </draw:polygon>
        <draw:polygon draw:style-name="gr2" draw:text-style-name="P3" draw:layer="layout" svg:width="0.008cm" svg:height="0.008cm" svg:x="19.117cm" svg:y="5.673cm" svg:viewBox="0 0 9 9" draw:points="0,9 9,9 9,0 0,0">
          <text:p/>
        </draw:polygon>
        <draw:polygon draw:style-name="gr2" draw:text-style-name="P3" draw:layer="layout" svg:width="0.009cm" svg:height="1.236cm" svg:x="2.354cm" svg:y="5.681cm" svg:viewBox="0 0 10 1237" draw:points="0,1237 10,1237 10,0 0,0">
          <text:p/>
        </draw:polygon>
        <draw:polygon draw:style-name="gr2" draw:text-style-name="P3" draw:layer="layout" svg:width="0.008cm" svg:height="1.236cm" svg:x="6.359cm" svg:y="5.681cm" svg:viewBox="0 0 9 1237" draw:points="0,1237 9,1237 9,0 0,0">
          <text:p/>
        </draw:polygon>
        <draw:polygon draw:style-name="gr2" draw:text-style-name="P3" draw:layer="layout" svg:width="0.008cm" svg:height="1.236cm" svg:x="19.117cm" svg:y="5.681cm" svg:viewBox="0 0 9 1237" draw:points="0,1237 9,1237 9,0 0,0">
          <text:p/>
        </draw:polygon>
        <draw:frame draw:style-name="gr1" draw:text-style-name="P2" draw:layer="layout" svg:width="4.324cm" svg:height="0.547cm" svg:x="6.579cm" svg:y="5.727cm">
          <draw:text-box>
            <text:p text:style-name="P1"><text:span text:style-name="T2">PNT2022TMID0086 </text:span></text:p>
          </draw:text-box>
        </draw:frame>
        <draw:frame draw:style-name="gr1" draw:text-style-name="P2" draw:layer="layout" svg:width="2.843cm" svg:height="0.547cm" svg:x="2.562cm" svg:y="6.972cm">
          <draw:text-box>
            <text:p text:style-name="P1"><text:span text:style-name="T2">Project Name </text:span></text:p>
          </draw:text-box>
        </draw:frame>
        <draw:polygon draw:style-name="gr2" draw:text-style-name="P3" draw:layer="layout" svg:width="0.009cm" svg:height="0.009cm" svg:x="2.354cm" svg:y="6.917cm" svg:viewBox="0 0 10 10" draw:points="0,10 10,10 10,0 0,0">
          <text:p/>
        </draw:polygon>
        <draw:polygon draw:style-name="gr2" draw:text-style-name="P3" draw:layer="layout" svg:width="3.996cm" svg:height="0.009cm" svg:x="2.363cm" svg:y="6.917cm" svg:viewBox="0 0 3997 10" draw:points="0,10 3997,10 3997,0 0,0">
          <text:p/>
        </draw:polygon>
        <draw:polygon draw:style-name="gr2" draw:text-style-name="P3" draw:layer="layout" svg:width="0.008cm" svg:height="0.009cm" svg:x="6.359cm" svg:y="6.917cm" svg:viewBox="0 0 9 10" draw:points="0,10 9,10 9,0 0,0">
          <text:p/>
        </draw:polygon>
        <draw:polygon draw:style-name="gr2" draw:text-style-name="P3" draw:layer="layout" svg:width="12.749cm" svg:height="0.009cm" svg:x="6.367cm" svg:y="6.917cm" svg:viewBox="0 0 12750 10" draw:points="0,10 12750,10 12750,0 0,0">
          <text:p/>
        </draw:polygon>
        <draw:polygon draw:style-name="gr2" draw:text-style-name="P3" draw:layer="layout" svg:width="0.008cm" svg:height="0.009cm" svg:x="19.117cm" svg:y="6.917cm" svg:viewBox="0 0 9 10" draw:points="0,10 9,10 9,0 0,0">
          <text:p/>
        </draw:polygon>
        <draw:polygon draw:style-name="gr2" draw:text-style-name="P3" draw:layer="layout" svg:width="0.009cm" svg:height="0.999cm" svg:x="2.354cm" svg:y="6.926cm" svg:viewBox="0 0 10 1000" draw:points="0,1000 10,1000 10,0 0,0">
          <text:p/>
        </draw:polygon>
        <draw:polygon draw:style-name="gr2" draw:text-style-name="P3" draw:layer="layout" svg:width="0.008cm" svg:height="0.999cm" svg:x="6.359cm" svg:y="6.926cm" svg:viewBox="0 0 9 1000" draw:points="0,1000 9,1000 9,0 0,0">
          <text:p/>
        </draw:polygon>
        <draw:polygon draw:style-name="gr2" draw:text-style-name="P3" draw:layer="layout" svg:width="0.008cm" svg:height="0.999cm" svg:x="19.117cm" svg:y="6.926cm" svg:viewBox="0 0 9 1000" draw:points="0,1000 9,1000 9,0 0,0">
          <text:p/>
        </draw:polygon>
        <draw:frame draw:style-name="gr1" draw:text-style-name="P2" draw:layer="layout" svg:width="13.125cm" svg:height="0.547cm" svg:x="6.579cm" svg:y="6.972cm">
          <draw:text-box>
            <text:p text:style-name="P1"><text:span text:style-name="T2">Fertilizer Recommendation System and Plant <text:s/>Disease Prediction </text:span></text:p>
          </draw:text-box>
        </draw:frame>
        <draw:frame draw:style-name="gr1" draw:text-style-name="P2" draw:layer="layout" svg:width="3.393cm" svg:height="0.547cm" svg:x="2.562cm" svg:y="7.975cm">
          <draw:text-box>
            <text:p text:style-name="P1"><text:span text:style-name="T2">Maximum Mark </text:span></text:p>
          </draw:text-box>
        </draw:frame>
        <draw:polygon draw:style-name="gr2" draw:text-style-name="P3" draw:layer="layout" svg:width="0.009cm" svg:height="0.008cm" svg:x="2.354cm" svg:y="7.925cm" svg:viewBox="0 0 10 9" draw:points="0,9 10,9 10,0 0,0">
          <text:p/>
        </draw:polygon>
        <draw:polygon draw:style-name="gr2" draw:text-style-name="P3" draw:layer="layout" svg:width="3.996cm" svg:height="0.008cm" svg:x="2.363cm" svg:y="7.925cm" svg:viewBox="0 0 3997 9" draw:points="0,9 3997,9 3997,0 0,0">
          <text:p/>
        </draw:polygon>
        <draw:polygon draw:style-name="gr2" draw:text-style-name="P3" draw:layer="layout" svg:width="0.008cm" svg:height="0.008cm" svg:x="6.359cm" svg:y="7.925cm" svg:viewBox="0 0 9 9" draw:points="0,9 9,9 9,0 0,0">
          <text:p/>
        </draw:polygon>
        <draw:polygon draw:style-name="gr2" draw:text-style-name="P3" draw:layer="layout" svg:width="12.749cm" svg:height="0.008cm" svg:x="6.367cm" svg:y="7.925cm" svg:viewBox="0 0 12750 9" draw:points="0,9 12750,9 12750,0 0,0">
          <text:p/>
        </draw:polygon>
        <draw:polygon draw:style-name="gr2" draw:text-style-name="P3" draw:layer="layout" svg:width="0.008cm" svg:height="0.008cm" svg:x="19.117cm" svg:y="7.925cm" svg:viewBox="0 0 9 9" draw:points="0,9 9,9 9,0 0,0">
          <text:p/>
        </draw:polygon>
        <draw:polygon draw:style-name="gr2" draw:text-style-name="P3" draw:layer="layout" svg:width="0.009cm" svg:height="1cm" svg:x="2.354cm" svg:y="7.934cm" svg:viewBox="0 0 10 1001" draw:points="0,1001 10,1001 10,0 0,0">
          <text:p/>
        </draw:polygon>
        <draw:polygon draw:style-name="gr2" draw:text-style-name="P3" draw:layer="layout" svg:width="0.009cm" svg:height="0.008cm" svg:x="2.354cm" svg:y="8.934cm" svg:viewBox="0 0 10 9" draw:points="0,9 10,9 10,0 0,0">
          <text:p/>
        </draw:polygon>
        <draw:polygon draw:style-name="gr2" draw:text-style-name="P3" draw:layer="layout" svg:width="0.009cm" svg:height="0.008cm" svg:x="2.354cm" svg:y="8.934cm" svg:viewBox="0 0 10 9" draw:points="0,9 10,9 10,0 0,0">
          <text:p/>
        </draw:polygon>
        <draw:polygon draw:style-name="gr2" draw:text-style-name="P3" draw:layer="layout" svg:width="3.996cm" svg:height="0.008cm" svg:x="2.363cm" svg:y="8.934cm" svg:viewBox="0 0 3997 9" draw:points="0,9 3997,9 3997,0 0,0">
          <text:p/>
        </draw:polygon>
        <draw:polygon draw:style-name="gr2" draw:text-style-name="P3" draw:layer="layout" svg:width="0.008cm" svg:height="1cm" svg:x="6.359cm" svg:y="7.934cm" svg:viewBox="0 0 9 1001" draw:points="0,1001 9,1001 9,0 0,0">
          <text:p/>
        </draw:polygon>
        <draw:polygon draw:style-name="gr2" draw:text-style-name="P3" draw:layer="layout" svg:width="0.008cm" svg:height="0.008cm" svg:x="6.359cm" svg:y="8.934cm" svg:viewBox="0 0 9 9" draw:points="0,9 9,9 9,0 0,0">
          <text:p/>
        </draw:polygon>
        <draw:polygon draw:style-name="gr2" draw:text-style-name="P3" draw:layer="layout" svg:width="12.749cm" svg:height="0.008cm" svg:x="6.367cm" svg:y="8.934cm" svg:viewBox="0 0 12750 9" draw:points="0,9 12750,9 12750,0 0,0">
          <text:p/>
        </draw:polygon>
        <draw:polygon draw:style-name="gr2" draw:text-style-name="P3" draw:layer="layout" svg:width="0.008cm" svg:height="1cm" svg:x="19.117cm" svg:y="7.934cm" svg:viewBox="0 0 9 1001" draw:points="0,1001 9,1001 9,0 0,0">
          <text:p/>
        </draw:polygon>
        <draw:polygon draw:style-name="gr2" draw:text-style-name="P3" draw:layer="layout" svg:width="0.008cm" svg:height="0.008cm" svg:x="19.117cm" svg:y="8.934cm" svg:viewBox="0 0 9 9" draw:points="0,9 9,9 9,0 0,0">
          <text:p/>
        </draw:polygon>
        <draw:polygon draw:style-name="gr2" draw:text-style-name="P3" draw:layer="layout" svg:width="0.008cm" svg:height="0.008cm" svg:x="19.117cm" svg:y="8.934cm" svg:viewBox="0 0 9 9" draw:points="0,9 9,9 9,0 0,0">
          <text:p/>
        </draw:polygon>
        <draw:polygon draw:style-name="gr2" draw:text-style-name="P3" draw:layer="layout" svg:width="0.106cm" svg:height="0.157cm" svg:x="0.846cm" svg:y="0.846cm" svg:viewBox="0 0 107 158" draw:points="0,158 107,158 107,0 0,0">
          <text:p/>
        </draw:polygon>
        <draw:polygon draw:style-name="gr2" draw:text-style-name="P3" draw:layer="layout" svg:width="0.157cm" svg:height="0.106cm" svg:x="0.846cm" svg:y="0.846cm" svg:viewBox="0 0 158 107" draw:points="0,107 158,107 158,0 0,0">
          <text:p/>
        </draw:polygon>
        <draw:polygon draw:style-name="gr3" draw:text-style-name="P4" draw:layer="layout" svg:width="0.025cm" svg:height="0.051cm" svg:x="0.952cm" svg:y="0.952cm" svg:viewBox="0 0 26 52" draw:points="0,52 26,52 26,0 0,0">
          <text:p/>
        </draw:polygon>
        <draw:polygon draw:style-name="gr3" draw:text-style-name="P4" draw:layer="layout" svg:width="0.051cm" svg:height="0.025cm" svg:x="0.952cm" svg:y="0.952cm" svg:viewBox="0 0 52 26" draw:points="0,26 52,26 52,0 0,0">
          <text:p/>
        </draw:polygon>
        <draw:polygon draw:style-name="gr2" draw:text-style-name="P3" draw:layer="layout" svg:width="0.026cm" svg:height="0.026cm" svg:x="0.977cm" svg:y="0.977cm" svg:viewBox="0 0 27 27" draw:points="0,27 27,27 27,0 0,0">
          <text:p/>
        </draw:polygon>
        <draw:polygon draw:style-name="gr2" draw:text-style-name="P3" draw:layer="layout" svg:width="0.026cm" svg:height="0.026cm" svg:x="0.977cm" svg:y="0.977cm" svg:viewBox="0 0 27 27" draw:points="0,27 27,27 27,0 0,0">
          <text:p/>
        </draw:polygon>
        <draw:polygon draw:style-name="gr2" draw:text-style-name="P3" draw:layer="layout" svg:width="19.587cm" svg:height="0.106cm" svg:x="1.003cm" svg:y="0.846cm" svg:viewBox="0 0 19588 107" draw:points="0,107 19588,107 19588,0 0,0">
          <text:p/>
        </draw:polygon>
        <draw:polygon draw:style-name="gr3" draw:text-style-name="P4" draw:layer="layout" svg:width="19.587cm" svg:height="0.025cm" svg:x="1.003cm" svg:y="0.952cm" svg:viewBox="0 0 19588 26" draw:points="0,26 19588,26 19588,0 0,0">
          <text:p/>
        </draw:polygon>
        <draw:polygon draw:style-name="gr2" draw:text-style-name="P3" draw:layer="layout" svg:width="19.587cm" svg:height="0.026cm" svg:x="1.003cm" svg:y="0.977cm" svg:viewBox="0 0 19588 27" draw:points="0,27 19588,27 19588,0 0,0">
          <text:p/>
        </draw:polygon>
        <draw:polygon draw:style-name="gr2" draw:text-style-name="P3" draw:layer="layout" svg:width="0.106cm" svg:height="0.157cm" svg:x="20.641cm" svg:y="0.846cm" svg:viewBox="0 0 107 158" draw:points="0,158 107,158 107,0 0,0">
          <text:p/>
        </draw:polygon>
        <draw:polygon draw:style-name="gr2" draw:text-style-name="P3" draw:layer="layout" svg:width="0.157cm" svg:height="0.106cm" svg:x="20.59cm" svg:y="0.846cm" svg:viewBox="0 0 158 107" draw:points="0,107 158,107 158,0 0,0">
          <text:p/>
        </draw:polygon>
        <draw:polygon draw:style-name="gr3" draw:text-style-name="P4" draw:layer="layout" svg:width="0.025cm" svg:height="0.051cm" svg:x="20.616cm" svg:y="0.952cm" svg:viewBox="0 0 26 52" draw:points="0,52 26,52 26,0 0,0">
          <text:p/>
        </draw:polygon>
        <draw:polygon draw:style-name="gr3" draw:text-style-name="P4" draw:layer="layout" svg:width="0.051cm" svg:height="0.025cm" svg:x="20.59cm" svg:y="0.952cm" svg:viewBox="0 0 52 26" draw:points="0,26 52,26 52,0 0,0">
          <text:p/>
        </draw:polygon>
        <draw:polygon draw:style-name="gr2" draw:text-style-name="P3" draw:layer="layout" svg:width="0.026cm" svg:height="0.026cm" svg:x="20.59cm" svg:y="0.977cm" svg:viewBox="0 0 27 27" draw:points="0,27 27,27 27,0 0,0">
          <text:p/>
        </draw:polygon>
        <draw:polygon draw:style-name="gr2" draw:text-style-name="P3" draw:layer="layout" svg:width="0.026cm" svg:height="0.026cm" svg:x="20.59cm" svg:y="0.977cm" svg:viewBox="0 0 27 27" draw:points="0,27 27,27 27,0 0,0">
          <text:p/>
        </draw:polygon>
        <draw:polygon draw:style-name="gr2" draw:text-style-name="P3" draw:layer="layout" svg:width="0.106cm" svg:height="25.937cm" svg:x="0.846cm" svg:y="1.003cm" svg:viewBox="0 0 107 25938" draw:points="0,25938 107,25938 107,0 0,0">
          <text:p/>
        </draw:polygon>
        <draw:polygon draw:style-name="gr3" draw:text-style-name="P4" draw:layer="layout" svg:width="0.025cm" svg:height="25.937cm" svg:x="0.952cm" svg:y="1.003cm" svg:viewBox="0 0 26 25938" draw:points="0,25938 26,25938 26,0 0,0">
          <text:p/>
        </draw:polygon>
        <draw:polygon draw:style-name="gr2" draw:text-style-name="P3" draw:layer="layout" svg:width="0.026cm" svg:height="25.937cm" svg:x="0.977cm" svg:y="1.003cm" svg:viewBox="0 0 27 25938" draw:points="0,25938 27,25938 27,0 0,0">
          <text:p/>
        </draw:polygon>
        <draw:polygon draw:style-name="gr2" draw:text-style-name="P3" draw:layer="layout" svg:width="0.106cm" svg:height="25.937cm" svg:x="20.641cm" svg:y="1.003cm" svg:viewBox="0 0 107 25938" draw:points="0,25938 107,25938 107,0 0,0">
          <text:p/>
        </draw:polygon>
        <draw:polygon draw:style-name="gr3" draw:text-style-name="P4" draw:layer="layout" svg:width="0.025cm" svg:height="25.937cm" svg:x="20.616cm" svg:y="1.003cm" svg:viewBox="0 0 26 25938" draw:points="0,25938 26,25938 26,0 0,0">
          <text:p/>
        </draw:polygon>
        <draw:polygon draw:style-name="gr2" draw:text-style-name="P3" draw:layer="layout" svg:width="0.026cm" svg:height="25.937cm" svg:x="20.59cm" svg:y="1.003cm" svg:viewBox="0 0 27 25938" draw:points="0,25938 27,25938 27,0 0,0">
          <text:p/>
        </draw:polygon>
        <draw:polygon draw:style-name="gr2" draw:text-style-name="P3" draw:layer="layout" svg:width="0.106cm" svg:height="0.157cm" svg:x="0.846cm" svg:y="26.94cm" svg:viewBox="0 0 107 158" draw:points="0,158 107,158 107,0 0,0">
          <text:p/>
        </draw:polygon>
        <draw:polygon draw:style-name="gr2" draw:text-style-name="P3" draw:layer="layout" svg:width="0.157cm" svg:height="0.106cm" svg:x="0.846cm" svg:y="26.991cm" svg:viewBox="0 0 158 107" draw:points="0,107 158,107 158,0 0,0">
          <text:p/>
        </draw:polygon>
        <draw:polygon draw:style-name="gr3" draw:text-style-name="P4" draw:layer="layout" svg:width="0.025cm" svg:height="0.051cm" svg:x="0.952cm" svg:y="26.94cm" svg:viewBox="0 0 26 52" draw:points="0,52 26,52 26,0 0,0">
          <text:p/>
        </draw:polygon>
        <draw:polygon draw:style-name="gr3" draw:text-style-name="P4" draw:layer="layout" svg:width="0.051cm" svg:height="0.025cm" svg:x="0.952cm" svg:y="26.966cm" svg:viewBox="0 0 52 26" draw:points="0,26 52,26 52,0 0,0">
          <text:p/>
        </draw:polygon>
        <draw:polygon draw:style-name="gr2" draw:text-style-name="P3" draw:layer="layout" svg:width="0.026cm" svg:height="0.026cm" svg:x="0.977cm" svg:y="26.94cm" svg:viewBox="0 0 27 27" draw:points="0,27 27,27 27,0 0,0">
          <text:p/>
        </draw:polygon>
        <draw:polygon draw:style-name="gr2" draw:text-style-name="P3" draw:layer="layout" svg:width="0.026cm" svg:height="0.026cm" svg:x="0.977cm" svg:y="26.94cm" svg:viewBox="0 0 27 27" draw:points="0,27 27,27 27,0 0,0">
          <text:p/>
        </draw:polygon>
        <draw:polygon draw:style-name="gr2" draw:text-style-name="P3" draw:layer="layout" svg:width="19.587cm" svg:height="0.106cm" svg:x="1.003cm" svg:y="26.991cm" svg:viewBox="0 0 19588 107" draw:points="0,107 19588,107 19588,0 0,0">
          <text:p/>
        </draw:polygon>
        <draw:polygon draw:style-name="gr3" draw:text-style-name="P4" draw:layer="layout" svg:width="19.587cm" svg:height="0.025cm" svg:x="1.003cm" svg:y="26.966cm" svg:viewBox="0 0 19588 26" draw:points="0,26 19588,26 19588,0 0,0">
          <text:p/>
        </draw:polygon>
        <draw:polygon draw:style-name="gr2" draw:text-style-name="P3" draw:layer="layout" svg:width="19.587cm" svg:height="0.026cm" svg:x="1.003cm" svg:y="26.94cm" svg:viewBox="0 0 19588 27" draw:points="0,27 19588,27 19588,0 0,0">
          <text:p/>
        </draw:polygon>
        <draw:polygon draw:style-name="gr2" draw:text-style-name="P3" draw:layer="layout" svg:width="0.106cm" svg:height="0.157cm" svg:x="20.641cm" svg:y="26.94cm" svg:viewBox="0 0 107 158" draw:points="0,158 107,158 107,0 0,0">
          <text:p/>
        </draw:polygon>
        <draw:polygon draw:style-name="gr2" draw:text-style-name="P3" draw:layer="layout" svg:width="0.157cm" svg:height="0.106cm" svg:x="20.59cm" svg:y="26.991cm" svg:viewBox="0 0 158 107" draw:points="0,107 158,107 158,0 0,0">
          <text:p/>
        </draw:polygon>
        <draw:polygon draw:style-name="gr3" draw:text-style-name="P4" draw:layer="layout" svg:width="0.025cm" svg:height="0.051cm" svg:x="20.616cm" svg:y="26.94cm" svg:viewBox="0 0 26 52" draw:points="0,52 26,52 26,0 0,0">
          <text:p/>
        </draw:polygon>
        <draw:polygon draw:style-name="gr3" draw:text-style-name="P4" draw:layer="layout" svg:width="0.051cm" svg:height="0.025cm" svg:x="20.59cm" svg:y="26.966cm" svg:viewBox="0 0 52 26" draw:points="0,26 52,26 52,0 0,0">
          <text:p/>
        </draw:polygon>
        <draw:polygon draw:style-name="gr2" draw:text-style-name="P3" draw:layer="layout" svg:width="0.026cm" svg:height="0.026cm" svg:x="20.59cm" svg:y="26.94cm" svg:viewBox="0 0 27 27" draw:points="0,27 27,27 27,0 0,0">
          <text:p/>
        </draw:polygon>
        <draw:polygon draw:style-name="gr2" draw:text-style-name="P3" draw:layer="layout" svg:width="0.026cm" svg:height="0.026cm" svg:x="20.59cm" svg:y="26.94cm" svg:viewBox="0 0 27 27" draw:points="0,27 27,27 27,0 0,0">
          <text:p/>
        </draw:polygon>
        <draw:frame draw:style-name="gr1" draw:text-style-name="P2" draw:layer="layout" svg:width="1.767cm" svg:height="0.547cm" svg:x="6.579cm" svg:y="7.975cm">
          <draw:text-box>
            <text:p text:style-name="P1"><text:span text:style-name="T2">2 Marks </text:span></text:p>
          </draw:text-box>
        </draw:frame>
        <draw:frame draw:style-name="gr4" draw:text-style-name="P5" draw:layer="layout" svg:width="18.85cm" svg:height="8.1cm" svg:x="1.034cm" svg:y="12.193cm">
          <draw:image xlink:href="Pictures/1000000000000156000000934DBFE7EFAB408C7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1cm" fo:margin-left="0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0-18T10:56:37.734906461</dc:date>
    <meta:editing-duration>PT10M16S</meta:editing-duration>
    <meta:editing-cycles>1</meta:editing-cycles>
    <meta:document-statistic meta:object-count="101"/>
    <meta:generator>LibreOffice/5.1.6.2$Linux_X86_64 LibreOffice_project/10m0$Build-2</meta:generator>
  </office:meta>
</office:document-meta>
</file>